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3229in" style:rel-column-width="59819*"/>
    </style:style>
    <style:style style:name="Table10.B" style:family="table-column">
      <style:table-column-properties style:column-width="0.6042in" style:rel-column-width="5716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2.2792in" style:rel-column-width="21562*"/>
    </style:style>
    <style:style style:name="Table4.B" style:family="table-column">
      <style:table-column-properties style:column-width="2.684in" style:rel-column-width="25392*"/>
    </style:style>
    <style:style style:name="Table4.C" style:family="table-column">
      <style:table-column-properties style:column-width="1.9639in" style:rel-column-width="18581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7417in" style:rel-column-width="7016*"/>
    </style:style>
    <style:style style:name="Table1.B" style:family="table-column">
      <style:table-column-properties style:column-width="0.741in" style:rel-column-width="7010*"/>
    </style:style>
    <style:style style:name="Table1.C" style:family="table-column">
      <style:table-column-properties style:column-width="0.2208in" style:rel-column-width="2089*"/>
    </style:style>
    <style:style style:name="Table1.D" style:family="table-column">
      <style:table-column-properties style:column-width="5.1049in" style:rel-column-width="48295*"/>
    </style:style>
    <style:style style:name="Table1.E" style:family="table-column">
      <style:table-column-properties style:column-width="0.1188in" style:rel-column-width="1125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354in" style:rel-column-width="6959*"/>
    </style:style>
    <style:style style:name="Table8.B" style:family="table-column">
      <style:table-column-properties style:column-width="0.4535in" style:rel-column-width="4291*"/>
    </style:style>
    <style:style style:name="Table8.C" style:family="table-column">
      <style:table-column-properties style:column-width="1.1271in" style:rel-column-width="10666*"/>
    </style:style>
    <style:style style:name="Table8.D" style:family="table-column">
      <style:table-column-properties style:column-width="0.2083in" style:rel-column-width="1971*"/>
    </style:style>
    <style:style style:name="Table8.E" style:family="table-column">
      <style:table-column-properties style:column-width="4.4007in" style:rel-column-width="41648*"/>
    </style:style>
    <style:style style:name="Table8.A1" style:family="table-cell">
      <style:table-cell-properties fo:padding="0.0382in" fo:border="none"/>
    </style:style>
    <style:style style:name="Table8.A2" style:family="table-cell">
      <style:table-cell-properties fo:background-color="transparent" fo:padding="0.0382in" fo:border="none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none"/>
    </style:style>
    <style:style style:name="Table15" style:family="table">
      <style:table-properties style:width="6.6542in" fo:margin-left="0.1917in" fo:margin-right="0.0049in" table:align="margins"/>
    </style:style>
    <style:style style:name="Table15.A" style:family="table-column">
      <style:table-column-properties style:column-width="1.7889in" style:rel-column-width="17618*"/>
    </style:style>
    <style:style style:name="Table15.B" style:family="table-column">
      <style:table-column-properties style:column-width="0.184in" style:rel-column-width="1812*"/>
    </style:style>
    <style:style style:name="Table15.C" style:family="table-column">
      <style:table-column-properties style:column-width="4.6813in" style:rel-column-width="46105*"/>
    </style:style>
    <style:style style:name="Table1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4042in"/>
    </style:style>
    <style:style style:name="Table6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2347in" style:rel-column-width="30611*"/>
    </style:style>
    <style:style style:name="Table7.B" style:family="table-column">
      <style:table-column-properties style:column-width="3.6903in" style:rel-column-width="34924*"/>
    </style:style>
    <style:style style:name="Table7.1" style:family="table-row">
      <style:table-row-properties style:min-row-height="1.8021in"/>
    </style:style>
    <style:style style:name="Table7.A1" style:family="table-cell">
      <style:table-cell-properties style:vertical-align="" fo:padding="0.0382in" fo:border="none"/>
    </style:style>
    <style:style style:name="Table7.B1" style:family="table-cell">
      <style:table-cell-properties fo:padding="0.0382in" fo:border="none"/>
    </style:style>
    <style:style style:name="P1" style:family="paragraph" style:parent-style-name="Table_20_Contents">
      <style:paragraph-properties loext:contextual-spacing="false"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loext:contextual-spacing="false"/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{Kejaksaan}</text:p>
          </table:table-cell>
          <table:table-cell table:style-name="Table10.B1" office:value-type="string">
            <text:p text:style-name="P7">BA-9</text:p>
          </table:table-cell>
        </table:table-row>
      </table:table>
      <text:p text:style-name="P16">“UNTUK KEADILAN”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7">BERITA ACARA</text:p>
            <text:p text:style-name="P17"><text:s/>PELAKSANAAN PIDANA MATI</text:p>
          </table:table-cell>
          <table:table-cell table:style-name="Table4.A1" office:value-type="string">
            <text:p text:style-name="P6"/>
          </table:table-cell>
        </table:table-row>
      </table:table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 text:c="11"/><text:span text:style-name="T1">Pada hari ini {hari} tanggal {tgl_pembuatan} tahun {tahun} bertempat di {kejaksaan}, saya :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nama_jaksa}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ngkat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angkat_jaksa}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IP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nip_jaksa}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abat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jabatan_jaksa}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Dengan disaksikan oleh :</text:p>
          </table:table-cell>
        </table:table-row>
      </table:table>
      <text:p text:style-name="P18">[!-- BEGIN jaksaPelaksana --]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>{no}</text:p>
          </table:table-cell>
          <table:table-cell table:style-name="Table8.A1" office:value-type="string">
            <text:p text:style-name="P8">Nama</text:p>
          </table:table-cell>
          <table:table-cell table:style-name="Table8.A1" office:value-type="string">
            <text:p text:style-name="P8">:</text:p>
          </table:table-cell>
          <table:table-cell table:style-name="Table8.A1" office:value-type="string">
            <text:p text:style-name="P8">{nama_pelaksana}</text:p>
          </table:table-cell>
        </table:table-row>
        <table:table-row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1" office:value-type="string">
            <text:p text:style-name="P8">Pangkat</text:p>
          </table:table-cell>
          <table:table-cell table:style-name="Table8.A1" office:value-type="string">
            <text:p text:style-name="P8">:</text:p>
          </table:table-cell>
          <table:table-cell table:style-name="Table8.A1" office:value-type="string">
            <text:p text:style-name="P8">{pangkat_pelaksana}</text:p>
          </table:table-cell>
        </table:table-row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>NIP</text:p>
          </table:table-cell>
          <table:table-cell table:style-name="Table8.A1" office:value-type="string">
            <text:p text:style-name="P8">:</text:p>
          </table:table-cell>
          <table:table-cell table:style-name="Table8.A1" office:value-type="string">
            <text:p text:style-name="P8">{nip_pelaksana}</text:p>
          </table:table-cell>
        </table:table-row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>Jabatan</text:p>
          </table:table-cell>
          <table:table-cell table:style-name="Table8.A1" office:value-type="string">
            <text:p text:style-name="P8">:</text:p>
          </table:table-cell>
          <table:table-cell table:style-name="Table8.A1" office:value-type="string">
            <text:p text:style-name="P8">{jabatan_pelaksana}</text:p>
          </table:table-cell>
        </table:table-row>
      </table:table>
      <text:p text:style-name="Standard">[!-- END jaksaPelaksana --]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Berdasarkan Surat Perintah Kepala Kejaksaan {kejaksaan} tanggal {tanggal_surat_kejaksaan} nomor {no_surat_kejaksaan} telah melakukan pelaksanaan pidana mati terbadap terpidana :</text:p>
          </table:table-cell>
        </table:table-row>
      </table:table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>
                <table:table-cell table:style-name="Table15.A1" office:value-type="string">
                  <text:p text:style-name="P8">Nama lengkap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nama}</text:p>
                </table:table-cell>
              </table:table-row>
              <table:table-row>
                <table:table-cell table:style-name="Table15.A1" office:value-type="string">
                  <text:p text:style-name="P8">Tempat lahir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tempat_lahir}</text:p>
                </table:table-cell>
              </table:table-row>
              <table:table-row>
                <table:table-cell table:style-name="Table15.A1" office:value-type="string">
                  <text:p text:style-name="P8">Umur/tanggal lahir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umur} / {tgl_lahir}</text:p>
                </table:table-cell>
              </table:table-row>
              <table:table-row>
                <table:table-cell table:style-name="Table15.A1" office:value-type="string">
                  <text:p text:style-name="P8">Jenis kelamin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jenis_kelamin}</text:p>
                </table:table-cell>
              </table:table-row>
              <table:table-row>
                <table:table-cell table:style-name="Table15.A1" office:value-type="string">
                  <text:p text:style-name="P8">Kebangsaan / Kewarganegaraan</text:p>
                </table:table-cell>
                <table:table-cell table:style-name="Table15.A1" office:value-type="string">
                  <text:p text:style-name="P8"/>
                  <text:p text:style-name="P8">:</text:p>
                </table:table-cell>
                <table:table-cell table:style-name="Table15.A1" office:value-type="string">
                  <text:p text:style-name="P8"/>
                  <text:p text:style-name="P8">{kebangsaan}</text:p>
                </table:table-cell>
              </table:table-row>
              <table:table-row>
                <table:table-cell table:style-name="Table15.A1" office:value-type="string">
                  <text:p text:style-name="P8">Tempat tinggal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tempat_tinggal}</text:p>
                </table:table-cell>
              </table:table-row>
              <table:table-row>
                <table:table-cell table:style-name="Table15.A1" office:value-type="string">
                  <text:p text:style-name="P8">Agama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agama}</text:p>
                </table:table-cell>
              </table:table-row>
              <table:table-row>
                <table:table-cell table:style-name="Table15.A1" office:value-type="string">
                  <text:p text:style-name="P8">Pekerjaan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pekerjaan}</text:p>
                </table:table-cell>
              </table:table-row>
              <table:table-row>
                <table:table-cell table:style-name="Table15.A1" office:value-type="string">
                  <text:p text:style-name="P8">Pendidikan</text:p>
                </table:table-cell>
                <table:table-cell table:style-name="Table15.A1" office:value-type="string">
                  <text:p text:style-name="P8">:</text:p>
                </table:table-cell>
                <table:table-cell table:style-name="Table15.A1" office:value-type="string">
                  <text:p text:style-name="P8">{pendidikan}</text:p>
                </table:table-cell>
              </table:table-row>
            </table:table>
            <text:p text:style-name="P8"/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<text:s text:c="13"/>Sesuai ijin Menteri Kehakiman RI tanggal {tgl_ijin} nomor {no_ijin} bertempat di {kejaksaan}, telah {put_pengadilan} dilaksanakan oleh Satuan Regu Tembak {tembak} dengan cara {dng_cara}sesuai dengan Putusan Pengadilan Negeri / Pengadilan Tinggi / MA / Keppres* <text:s/>tanggal {tgl_put_pengadilan} nomor {no_put_pengadilan}. Setelah dilaksanakan penembakan oleh Satuan Regu Tembak maka jenazah terpidana tersebut diperiksa oleh Tim Dokter dan dinyatakan benar-benar telah meninggal dunia sesuai dengan visum dokter tanggal {tgl_visum} nomor {no_visum}</text:p>
          </table:table-cell>
        </table:table-row>
      </table:table>
      <text:p text:style-name="Standard"><text:s text:c="30"/><text:tab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<text:s text:c="12"/>Demikian Berita Acara Pelaksanaan Pidana Mati ini dibuat dengan sebenar-benarnya atas</text:p>
            <text:p text:style-name="P8">kekuatan sumpah jabatan.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Yang menyaksikan,</text:p>
            <text:p text:style-name="Standard"/>
            <text:p text:style-name="Standard"/>
            <text:p text:style-name="Standard"/>
            <text:p text:style-name="Standard"/>
            <text:p text:style-name="Standard"><text:s/></text:p>
            <text:p text:style-name="Standard"/>
            <text:p text:style-name="P20">[!-- BEGIN jaksaPelaksana2 --]</text:p>
            <text:p text:style-name="P20">{no}.{nama_pelaksana}[!-- END jaksaPelaksana2 --]</text:p>
            <text:p text:style-name="Text_20_body"><text:soft-page-break/></text:p>
            <text:p text:style-name="P10"/>
            <text:p text:style-name="P10"/>
            <text:p text:style-name="P11"><text:s text:c="2"/><text:span text:style-name="T2">Tembusan </text:span></text:p>
            <text:p text:style-name="P19">[!-- BEGIN tembusan --]</text:p>
            <text:p text:style-name="P19">{urutan_tembusan}. {nama_tembusan}</text:p>
            <text:p text:style-name="P1"><text:s text:c="2"/>[!-- END tembusan --]</text:p>
          </table:table-cell>
          <table:table-cell table:style-name="Table7.B1" office:value-type="string">
            <text:p text:style-name="P3"><text:s/>Jaksa Tersebut Diatas,</text:p>
            <text:p text:style-name="P3"/>
            <text:p text:style-name="P3"/>
            <text:p text:style-name="P3"/>
            <text:p text:style-name="P5"/>
            <text:p text:style-name="P5"/>
            <text:p text:style-name="P5"/>
            <text:p text:style-name="P5"/>
            <text:p text:style-name="P3">{nama_jaksa}</text:p>
            <text:p text:style-name="P3">{pangkat_jaksa} NIP. {nip_jaksa}</text:p>
            <text:p text:style-name="P4"/>
            <text:p text:style-name="P3"><text:soft-page-break/><text:s/></text:p>
          </table:table-cell>
        </table:table-row>
      </table:table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5-10-21T20:15:30.95</dc:date>
    <meta:editing-duration>P1DT55M36S</meta:editing-duration>
    <meta:editing-cycles>193</meta:editing-cycles>
    <meta:generator>OpenOffice/4.1.1$Win32 OpenOffice.org_project/411m6$Build-9775</meta:generator>
    <meta:document-statistic meta:table-count="12" meta:image-count="0" meta:object-count="0" meta:page-count="2" meta:paragraph-count="78" meta:word-count="229" meta:character-count="1810"/>
  </office:meta>
</office:document-meta>
</file>